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80000001F6923DE92627F7272.png" manifest:media-type="image/png"/>
  <manifest:file-entry manifest:full-path="Pictures/100000000000040000000240CB21D427184980D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family-generic="roman" style:font-pitch="variable"/>
    <style:font-face style:name="DejaVu Sans1" svg:font-family="'DejaVu Sans'" style:font-adornments="Negr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Negrito" style:font-family-generic="swiss" style:font-pitch="variable"/>
    <style:font-face style:name="DejaVu Sans Condensed" svg:font-family="'DejaVu Sans Condensed'" style:font-family-generic="swiss" style:font-pitch="variable"/>
    <style:font-face style:name="Liberation Serif1" svg:font-family="'Liberation Serif'" style:font-family-generic="swiss" style:font-pitch="variable"/>
    <style:font-face style:name="BabelStone Han" svg:font-family="'BabelStone Ha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g_5f_titulo-title">
      <style:graphic-properties fo:min-height="2.377cm"/>
      <style:paragraph-properties style:writing-mode="lr-tb"/>
    </style:style>
    <style:style style:name="pr2" style:family="presentation" style:parent-style-name="pg_5f_titulo-outline1">
      <style:paragraph-properties style:writing-mode="lr-tb"/>
    </style:style>
    <style:style style:name="pr3" style:family="presentation" style:parent-style-name="pg_5f_titul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g_5f_simples-title">
      <style:graphic-properties fo:min-height="2.377cm"/>
      <style:paragraph-properties style:writing-mode="lr-tb"/>
    </style:style>
    <style:style style:name="pr5" style:family="presentation" style:parent-style-name="pg_5f_simples-outline1">
      <style:graphic-properties fo:min-height="17.55cm"/>
      <style:paragraph-properties style:writing-mode="lr-tb"/>
    </style:style>
    <style:style style:name="pr6" style:family="presentation" style:parent-style-name="pg_5f_simples-notes">
      <style:graphic-properties draw:fill-color="#ffffff" fo:min-height="13.364cm"/>
      <style:paragraph-properties style:writing-mode="lr-tb"/>
    </style:style>
    <style:style style:name="pr7" style:family="presentation" style:parent-style-name="pg_5f_simples_5f_-title">
      <style:paragraph-properties style:writing-mode="lr-tb"/>
    </style:style>
    <style:style style:name="pr8" style:family="presentation" style:parent-style-name="pg_5f_simples_5f_-outline1">
      <style:graphic-properties fo:min-height="17.55cm"/>
      <style:paragraph-properties style:writing-mode="lr-tb"/>
    </style:style>
    <style:style style:name="pr9" style:family="presentation" style:parent-style-name="pg_5f_simples_5f_-notes">
      <style:graphic-properties draw:fill-color="#ffffff" fo:min-height="13.364cm"/>
      <style:paragraph-properties style:writing-mode="lr-tb"/>
    </style:style>
    <style:style style:name="pr10" style:family="presentation" style:parent-style-name="pg_5f_simples_5f_-subtitle">
      <style:graphic-properties draw:fill-color="#ffffff" fo:min-height="21.037cm"/>
      <style:paragraph-properties style:writing-mode="lr-tb"/>
    </style:style>
    <style:style style:name="pr11" style:family="presentation" style:parent-style-name="pg_5f_simples_5f_-title">
      <style:graphic-properties fo:min-height="2.3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28.1000003814697pt"/>
    </style:style>
    <style:style style:name="P4" style:family="paragraph">
      <loext:graphic-properties draw:fill-color="#ffffff"/>
      <style:paragraph-properties style:writing-mode="lr-tb"/>
      <style:text-properties fo:font-size="62pt" fo:font-weight="bold" style:font-size-asian="62pt" style:font-weight-asian="bold" style:font-size-complex="6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62pt" fo:font-weight="bold" style:font-size-asian="62pt" style:font-weight-asian="bold" style:font-size-complex="62pt" style:font-weight-complex="bold"/>
    </style:style>
    <style:style style:name="T4" style:family="text">
      <style:text-properties fo:color="#800000" loext:opacity="100%" fo:font-size="42pt" fo:font-weight="normal" style:font-size-asian="42pt" style:font-weight-asian="normal" style:font-size-complex="42pt" style:font-weight-complex="normal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loext:opacity="100%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0000" fo:font-size="140%"/>
      </text:list-level-style-number>
      <text:list-level-style-number text:level="2" style:num-format="">
        <style:list-level-properties/>
        <style:text-properties fo:color="#800000" fo:font-size="140%"/>
      </text:list-level-style-number>
      <text:list-level-style-number text:level="3" style:num-format="">
        <style:list-level-properties/>
        <style:text-properties fo:color="#800000" fo:font-size="140%"/>
      </text:list-level-style-number>
      <text:list-level-style-number text:level="4" style:num-format="">
        <style:list-level-properties/>
        <style:text-properties fo:color="#8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2" text:bullet-char="•">
        <style:list-level-properties text:space-before="0.7cm" text:min-label-width="0.6cm"/>
        <style:text-properties fo:font-family="Ubuntu" style:font-style-name="Regular" fo:color="#800000" fo:font-size="140%"/>
      </text:list-level-style-bullet>
      <text:list-level-style-bullet text:level="3" text:bullet-char="-">
        <style:list-level-properties text:space-before="1.3cm" text:min-label-width="0.5cm"/>
        <style:text-properties fo:font-family="Ubuntu" style:font-style-name="Regular" fo:color="#800000" fo:font-size="140%"/>
      </text:list-level-style-bullet>
      <text:list-level-style-bullet text:level="4" text:bullet-char="»">
        <style:list-level-properties text:space-before="2cm" text:min-label-width="0.5cm"/>
        <style:text-properties fo:font-family="Ubuntu" style:font-style-name="Regular" fo:color="#800000" fo:font-size="100%"/>
      </text:list-level-style-bullet>
      <text:list-level-style-bullet text:level="5" text:bullet-char="●">
        <style:list-level-properties text:space-before="2.6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7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1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g_5f_titulo" presentation:presentation-page-layout-name="AL1T1">
        <office:forms form:automatic-focus="false" form:apply-design-mode="false"/>
        <draw:frame presentation:style-name="pr1" draw:text-style-name="P1" draw:layer="layout" svg:width="28cm" svg:height="2.627cm" svg:x="0cm" svg:y="3.4cm" presentation:class="title" presentation:user-transformed="true">
          <draw:text-box>
            <text:p>Direitos de autor e licenças de software livre</text:p>
          </draw:text-box>
        </draw:frame>
        <draw:frame presentation:style-name="pr2" draw:text-style-name="P1" draw:layer="layout" svg:width="27.9cm" svg:height="10cm" svg:x="0.2cm" svg:y="10.8cm" presentation:class="outline" presentation:user-transformed="true">
          <draw:text-box>
            <text:p>Nelson Lago</text:p>
            <text:list text:style-name="L2">
              <text:list-item>
                <text:list>
                  <text:list-item>
                    <text:p>20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Direitos de autor<text:line-break/>são assunto sério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Lei 9610/1998, art 29: Depende de autorização <text:span text:style-name="T1">prévia e expressa</text:span> do autor a utilização da obra,<text:line-break/>por quaisquer modalidades</text:p>
                <text:list>
                  <text:list-item>
                    <text:p>Só colocar online não torna um programa livre</text:p>
                  </text:list-item>
                  <text:list-item>
                    <text:p>Só porque está online não significa que é soft livre</text:p>
                  </text:list-item>
                  <text:list-item>
                    <text:p>“Ah, não faz diferença”</text:p>
                    <text:list>
                      <text:list-item>
                        <text:p>Sem licença explícita, projetos maiores nunca vão utilizar seu código</text:p>
                      </text:list-item>
                      <text:list-item>
                        <text:p>Se você usar um código de outra pessoa sem licença explícita, projetos maiores nunca vão utilizar seu código</text:p>
                      </text:list-item>
                      <text:list-item>
                        <text:p>Programadores de software livre experientes não vão contribuir para um código que pode ter problemas de licenciamento</text:p>
                      </text:list-item>
                    </text:list>
                  </text:list-item>
                </text:list>
              </text:list-item>
              <text:list-item>
                <text:p>Não cuidar da licença é infantilidade e vai ser tratado pela comunidade como t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g_5f_simples_5f_" presentation:presentation-page-layout-name="AL1T1">
        <office:forms form:automatic-focus="false" form:apply-design-mode="false"/>
        <draw:frame presentation:style-name="pr7" draw:text-style-name="P1" draw:layer="layout" svg:width="17.7cm" svg:height="2.627cm" svg:x="10.2cm" svg:y="-0.037cm" presentation:class="title">
          <draw:text-box>
            <text:p>A lei 9610 (1998)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item>
                <text:p>Direitos morais (art. 24-27)</text:p>
                <text:list>
                  <text:list-item>
                    <text:p>Reivindicar a autoria da obra</text:p>
                  </text:list-item>
                  <text:list-item>
                    <text:p>Assegurar a integridade da obra, opondo-se a modificações</text:p>
                  </text:list-item>
                  <text:list-item>
                    <text:p>Modificar a obra</text:p>
                  </text:list-item>
                  <text:list-item>
                    <text:p>Retirar a obra de circulação</text:p>
                  </text:list-item>
                  <text:list-item>
                    <text:p>São inalienáveis e irrenunciáveis</text:p>
                  </text:list-item>
                </text:list>
              </text:list-item>
              <text:list-item>
                <text:p>Direitos patrimoniais</text:p>
                <text:list>
                  <text:list-item>
                    <text:p>Art 28: Cabe ao autor o direito exclusivo de utilizar, fruir e dispor da obra</text:p>
                  </text:list-item>
                  <text:list-item>
                    <text:p>Art 29: Depende de autorização prévia e expressa do autor a utilização da obra, por quaisquer modalidades</text:p>
                  </text:list-item>
                  <text:list-item>
                    <text:p>Válidos por 70 anos após a morte do au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Direitos de autor:<text:line-break/>uma metáfora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Propriedade física X “propriedade intelectual”</text:p>
                <text:list>
                  <text:list-item>
                    <text:p>objetos ≠ ideias</text:p>
                  </text:list-item>
                </text:list>
                <text:p/>
              </text:list-item>
              <text:list-item>
                <text:p>Desenvolvimento do conhecimento depende do compartilhamento de ideias</text:p>
                <text:p/>
              </text:list-item>
              <text:list-item>
                <text:p>Desenvolver novas ideias depende também de dinheiro</text:p>
                <text:p/>
              </text:list-item>
              <text:list-item>
                <text:p>Solução de compromisso: direito autoral, patentes</text:p>
                <text:list>
                  <text:list-item>
                    <text:p>mecanismos para viabilizar a <text:span text:style-name="T2">criação</text:span> de novas ideias e ao mesmo tempo promover o <text:span text:style-name="T2">compartilhamento</text:span> dessas ideias</text:p>
                  </text:list-item>
                  <text:list-item>
                    <text:p><text:span text:style-name="T2">Metáforas sobre a proprie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g_5f_simples_5f_" presentation:presentation-page-layout-name="AL2T32">
        <office:forms form:automatic-focus="false" form:apply-design-mode="false"/>
        <draw:frame presentation:style-name="pr10" draw:text-style-name="P4" draw:layer="layout" svg:width="27.9cm" svg:height="21.037cm" svg:x="0cm" svg:y="-0.037cm" presentation:class="subtitle" presentation:user-transformed="true">
          <draw:text-box>
            <text:p><text:span text:style-name="T3">Escassez artificial</text:span></text:p>
            <text:p><text:span text:style-name="T3"/></text:p>
            <text:p><text:span text:style-name="T4">Baseada na força da L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Direitos autorais:<text:line-break/>uma metáfora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item>
                <text:p>Lei americana</text:p>
                <text:list>
                  <text:list-item>
                    <text:p>Constituição explicitamente afirma que as proteções garantidas pelo copyright e pelo sistema de patentes têm <text:span text:style-name="T2">tempo limitado</text:span> e existem para <text:span text:style-name="T2">promover o progresso</text:span></text:p>
                  </text:list-item>
                </text:list>
              </text:list-item>
              <text:list-item>
                <text:p>Leis brasileira e europeia</text:p>
                <text:list>
                  <text:list-item>
                    <text:p>No caso do direito de autor, o <text:span text:style-name="T2">indivíduo tem maior controle</text:span> sobre sua criação</text:p>
                    <text:list>
                      <text:list-item>
                        <text:p>Há uma proposta “congelada” de reforma na lei de copyright brasileira que tornaria mais explícita a função social do copyright de maneira similar à lei americana</text:p>
                      </text:list-item>
                    </text:list>
                  </text:list-item>
                </text:list>
              </text:list-item>
              <text:list-item>
                <text:p>Nos dois casos</text:p>
                <text:list>
                  <text:list-item>
                    <text:p>Trata-se de <text:span text:style-name="T2">direitos outorgados</text:span> pelo estado e não de “direitos naturais”</text:p>
                  </text:list-item>
                  <text:list-item>
                    <text:p>tanto que passam para <text:span text:style-name="T2">domínio público</text:span> e têm restrições através do “fair use”, diferentemente da propriedade fís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Problemas dos direitos autorais hoje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O sistema de copyright tem problemas hoje, pois foi criado para outra época:</text:p>
                <text:p/>
                <text:list>
                  <text:list-item>
                    <text:p>O “custo social” do copyright hoje é muito maior que no século XIX, pois antigamente apenas os editores eram afetados</text:p>
                  </text:list-item>
                  <text:list-item>
                    <text:p>A despeito da velocidade dos avanços tecnológicos, a duração do copyright tem crescido</text:p>
                  </text:list-item>
                  <text:list-item>
                    <text:p>“Lobbies” procuram confundir copyright com propriedade, através do uso de expressões como “pirataria”, “propriedade intelectual”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g_5f_simples_5f_" presentation:presentation-page-layout-name="AL2T32">
        <office:forms form:automatic-focus="false" form:apply-design-mode="false"/>
        <draw:frame presentation:style-name="pr10" draw:text-style-name="P6" draw:layer="layout" svg:width="27.9cm" svg:height="21.037cm" svg:x="0cm" svg:y="-0.037cm" presentation:class="subtitle" presentation:user-transformed="true">
          <draw:text-box>
            <text:p><text:span text:style-name="T5">O resultado é que há um desequilíbrio entre o interesse público e o priv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Direitos de autor<text:line-break/>e software livr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A solução de compromisso do <text:span text:style-name="T6">copyright</text:span> procurava equilibrar o interesse privado e o interesse público</text:p>
              </text:list-item>
              <text:list-item>
                <text:p>Hoje em dia, mudanças na legislação e na tecnologia destruíram esse equilíbri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7"><text:s text:c="3"/></text:span><text:span text:style-name="T7">Reação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rgimento da comunidade de software livre</text:p>
                <text:list>
                  <text:list-item>
                    <text:p>retorno ao <text:span text:style-name="T2">compartilhamento</text:span> (do código-fonte) e à <text:span text:style-name="T2">colaboração</text:span> (troca de ideias e trabalho em equipe)</text:p>
                  </text:list-item>
                  <text:list-item>
                    <text:p>Formalização com o projeto GNU</text:p>
                  </text:list-item>
                  <text:list-item>
                    <text:p>só é possível em um ambiente que facilite a troca de código-fonte; por isso, o crescimento junto com a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O que é software livr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>A FSF considera que um software é livre se oferece as 4 liberdades seguintes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berdade para <text:span text:style-name="T2">executar</text:span> o programa</text:p>
                  </text:list-item>
                  <text:list-item>
                    <text:p>Liberdade para <text:span text:style-name="T2">estudar e modificar</text:span> o programa</text:p>
                  </text:list-item>
                  <text:list-item>
                    <text:p>Liberdade para <text:span text:style-name="T2">redistribuir</text:span> o programa</text:p>
                  </text:list-item>
                  <text:list-item>
                    <text:p>Liberdade para melhorar e <text:span text:style-name="T2">redistribuir as melhorias</text:span> ao progra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Origem das licenças<text:line-break/>de software livr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Mas o software livre existe no contexto atual</text:p>
                <text:list>
                  <text:list-item>
                    <text:p>há leis rígidas sobre direitos de autor</text:p>
                  </text:list-item>
                  <text:list-item>
                    <text:p>patentes de software afetam o desenvolvimento</text:p>
                  </text:list-item>
                  <text:list-item>
                    <text:p>pessoas diferentes têm visões diferentes</text:p>
                  </text:list-item>
                </text:list>
                <text:p/>
              </text:list-item>
              <text:list-item>
                <text:p>O que é o “certo” nesta realidade?</text:p>
                <text:list>
                  <text:list-item>
                    <text:p>todo software deveria ser livre?</text:p>
                  </text:list-item>
                  <text:list-item>
                    <text:p>“liberdade” significa que tudo pode ser feito, inclusive “fechar” o software?</text:p>
                  </text:list-item>
                  <text:list-item>
                    <text:p>misturas de software livre e não-livre são boa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Origem das licenças<text:line-break/>de software livr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DEPENDE!</text:p>
                <text:list>
                  <text:list-item>
                    <text:p>diferentes pessoas têm diferentes opiniões</text:p>
                  </text:list-item>
                  <text:list-item>
                    <text:p>diferentes programas ou situações podem se beneficiar de diferentes abordagens</text:p>
                  </text:list-item>
                </text:list>
                <text:p/>
              </text:list-item>
              <text:list-item>
                <text:p>Quem decide?</text:p>
                <text:list>
                  <text:list-item>
                    <text:p>dentro do nosso contexto social e cultural, só há uma resposta razoável: o <text:span text:style-name="T2">autor</text:span></text:p>
                  </text:list-item>
                  <text:list-item>
                    <text:p>a escolha por parte do autor também é adequada do ponto de vista legal, já que ele é o detentor do <text:span text:style-name="T2">direito de autor</text:span> (ou <text:span text:style-name="T6">copyright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Origem das licenças<text:line-break/>de software livr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Graças à lei, todo trabalho de criação (incluindo software) é automaticamente sujeito ao copyright</text:p>
                <text:list>
                  <text:list-item>
                    <text:p>para que alguém diferente do autor possa fazer praticamente qualquer tipo de uso desse trabalho, é preciso haver uma permissão explícita por parte do autor</text:p>
                  </text:list-item>
                  <text:list-item>
                    <text:p>tipicamente, essa permissão é formalizada através de uma licença ou contrato escrito</text:p>
                  </text:list-item>
                  <text:list-item>
                    <text:p>essa licença ou contrato é um documento jurídico e, como tal, precisa ser razoavelmente detalhada e precisa</text:p>
                  </text:list-item>
                  <text:list-item>
                    <text:p>o autor é quem define os termos dessa licença ou contr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Origem das licenças<text:line-break/>de software livr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No entanto, em geral os desenvolvedores de software livre evitam redigir “do zero” as licenças detalhando essas condições</text:p>
                <text:list>
                  <text:list-item>
                    <text:p>dá trabalho escrever uma licença consistente do ponto de vista jurídico</text:p>
                  </text:list-item>
                  <text:list-item>
                    <text:p>não é necessário “reinventar a roda”</text:p>
                  </text:list-item>
                  <text:list-item>
                    <text:p>se o objetivo é o compartilhamento do código, códigos diferentes com condições de uso e distribuição diferentes atrapalham</text:p>
                  </text:list-item>
                </text:list>
              </text:list-item>
              <text:list-item>
                <text:p>Por isso, existem licenças comumente usadas por programadores com visões e interesses similares dependendo do contexto e do projeto</text:p>
                <text:list>
                  <text:list-item>
                    <text:p>Ainda assim, existem mais de 70 licenças “comumente usadas” registradas no sourceforg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Licenças e contratos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item>
                <text:p>Um “contrato” nos EUA corresponde ao que no Brasil é chamado “contrato formal”</text:p>
                <text:p/>
              </text:list-item>
              <text:list-item>
                <text:p>Um contrato desse tipo envolve:</text:p>
                <text:list>
                  <text:list-item>
                    <text:p>contrapartidas de ambas as partes</text:p>
                  </text:list-item>
                  <text:list-item>
                    <text:p>formalização do aceite por ambas as partes</text:p>
                  </text:list-item>
                </text:list>
                <text:p/>
              </text:list-item>
              <text:list-item>
                <text:p>No caso do software, um contrato típico é aquele através do qual o direito de uso de um software (que é proibido sem permissão do autor) é oferecido como contrapartida a paga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Licenças e contratos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No caso de mera cessão unilateral de direitos, a lei americana considera tratar-se de uma <text:span text:style-name="T6">licença</text:span>; a lei Brasileira, <text:span text:style-name="T6">contrato benéfico</text:span></text:p>
                <text:list>
                  <text:list-item>
                    <text:p>Não há necessidade de formalização por escrito</text:p>
                  </text:list-item>
                  <text:list-item>
                    <text:p>Legislações referentes a proteção do consumidor têm muito menos impacto</text:p>
                  </text:list-item>
                  <text:list-item>
                    <text:p>Muitas “licenças” de software restrito são, na verdade, inválidas, pois deveriam ser contratos formais</text:p>
                  </text:list-item>
                </text:list>
                <text:p/>
              </text:list-item>
              <text:list-item>
                <text:p>Os limites entre os dois às vezes são pouco cla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Licenças e contratos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As licenças de software livre são facilmente enquadradas como licenças ou contratos benéficos</text:p>
                <text:list>
                  <text:list-item>
                    <text:p>Eventuais condições de licenciamento, como as contidas na GPL, não são contrapartidas no sentido jurídico</text:p>
                  </text:list-item>
                  <text:list-item>
                    <text:p>A legislação mais relevante não é a referente a contratos, mas sim a direitos de autor (pois a licença é uma cessão de direitos garantidos pelo <text:span text:style-name="T6">copyright</text:span>)</text:p>
                  </text:list-item>
                  <text:list-item>
                    <text:p>Portanto, infringir uma licença de software livre em geral equivale a infringir a legislação de <text:span text:style-name="T6">copyright</text:span>, que é bem conhecida e razoavelmente homogênea em quase todas as jurisdições (Convenção de Berna)</text:p>
                    <text:list>
                      <text:list-item>
                        <text:p>Essa é uma das vantagens dessa caracteriz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Classificação das<text:line-break/>licenças de software livr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Apesar do grande número de licenças diferentes, pode-se agrupá-las em 3 categorias principais:</text:p>
                <text:list>
                  <text:list-item>
                    <text:p><text:span text:style-name="T2">permissivas</text:span> (Apache, MIT/X11, BSD e assemelhadas): o software é livre, mas pode ser relicenciado sem permissão adicional do autor</text:p>
                  </text:list-item>
                  <text:list-item>
                    <text:p><text:span text:style-name="T2">recíprocas totais</text:span> (GPL, AGPL e similares): o software é livre, deve permanecer livre e trabalhos derivados devem ser também livres</text:p>
                  </text:list-item>
                  <text:list-item>
                    <text:p><text:span text:style-name="T2">recíprocas parciais</text:span> (LGPL, EPL, MPL e assemelhadas): o software é livre e deve permanecer livre, mas trabalhos que o usam não precisam ser livres</text:p>
                  </text:list-item>
                </text:list>
              </text:list-item>
            </text:list>
            <text:p text:style-name="P8"><text:span text:style-name="T7">O uso sempre é permitido sem restriçõe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Permissivas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Permitem o relicenciamento sem permissão adicional do autor com mínimas restrições</text:p>
              </text:list-item>
              <text:list-item>
                <text:p>Interessantes quando o objetivo é disseminar o software e a tecnologia correspondente, independente da licença final (livre ou não)</text:p>
                <text:list>
                  <text:list-item>
                    <text:p>exemplos: a implementação TCP/IP do BSD, que foi a primeira utilizada no linux mas também foi parcialmente utilizada no windows 95/98, NT e XP; ogg vorbis; BIND</text:p>
                  </text:list-item>
                </text:list>
              </text:list-item>
              <text:list-item>
                <text:p>Pode haver um equilíbrio entre versões abertas e fechadas do mesmo código através da definição de marcas fortes, como ocorre com o apache</text:p>
                <text:list>
                  <text:list-item>
                    <text:p>a versão aberta do apache é amplamente conhecida, tornando pouco interessante a criação de derivados fech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Recíprocas totais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Exigem que trabalhos relacionados ao trabalho original de alguma maneira sejam licenciados sob a mesma licença do trabalho original</text:p>
                <text:list>
                  <text:list-item>
                    <text:p>em alguns casos pode haver dúvidas sobre o “relacionamento” entre os trabalhos</text:p>
                    <text:list>
                      <text:list-item>
                        <text:p>a GPL explicitamente menciona o processo de “linkagem”, típico de programas que rodam em uma única máquina escritos em linguagens como C/C++</text:p>
                      </text:list-item>
                      <text:list-item>
                        <text:p>no contexto de aplicativos CORBA ou com Web Services, por exemplo, a GPL pode ser interpretada de diferentes maneiras</text:p>
                        <text:list>
                          <text:list-item>
                            <text:p>tradicionalmente, entende-se que interfaces desse tipo tornam os trabalhos independentes; mas pode-se tentar usar isso como mecanismo para burlar a licença</text:p>
                          </text:list-item>
                        </text:list>
                      </text:list-item>
                    </text:list>
                  </text:list-item>
                  <text:list-item>
                    <text:p>no entanto, no caso de uma disputa legal, o espírito da licença (por exemplo, o preâmbulo da GPL) pode ser usado em juízo para resolver a quest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Recíprocas parciais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Exigem que o código licenciado em si e modificações e melhorias diretamente relacionadas a ele sejam sempre disponíveis sob a mesma licença</text:p>
              </text:list-item>
              <text:list-item>
                <text:p>Permitem que projetos independentes que apenas utilizem as funcionalidades desse código sejam licenciados de forma independente</text:p>
              </text:list-item>
              <text:list-item>
                <text:p>Usadas tipicamente para bibliotecas, arcabouços e ambientes como JBoss</text:p>
              </text:list-item>
              <text:list-item>
                <text:p>Pode-se pensar em “licença baseada em arquivos”: os arquivos que correspondem ao código-fonte devem ser sempre livres</text:p>
              </text:list-item>
              <text:list-item>
                <text:p>Pode haver ainda mais casos dúbios e maneiras de burlar a licenç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As licenças BSD<text:line-break/>e BSD simplificada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BSD: Muito usada, porque era a licença do BSD Unix e é bastante simples</text:p>
              </text:list-item>
              <text:list-item>
                <text:p>Originalmente continha a “cláusula de propaganda”, que causou mais problemas que vantagens</text:p>
              </text:list-item>
              <text:list-item>
                <text:p>Atualmente, há duas variantes sem essa cláusula normalmente utilizadas (“Nova BSD” ou “BSD simplificada”)</text:p>
                <text:list>
                  <text:list-item>
                    <text:p>As duas são iguais, mas uma delas tem uma cláusula adicional que proíbe o uso do nome do autor para promover produtos deriv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A licença apache 2.0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Bastante detalhada do ponto de vista jurídico</text:p>
                <text:list>
                  <text:list-item>
                    <text:p>Elenca e explicita todos os direitos transferidos pela licença</text:p>
                  </text:list-item>
                  <text:list-item>
                    <text:p>Fortemente centrada na legislação americana</text:p>
                  </text:list-item>
                </text:list>
              </text:list-item>
              <text:list-item>
                <text:p>Procura proteger a marca “apache” mas sem impor restrições exageradas para seu uso</text:p>
              </text:list-item>
              <text:list-item>
                <text:p>Incompatível com a GPL versão 2 (mas compatível com a versão 3)</text:p>
              </text:list-item>
              <text:list-item>
                <text:p>Licenciamento automático de pat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A licença GPL</text:p>
          </draw:text-box>
        </draw:frame>
        <draw:frame presentation:style-name="pr5" draw:text-style-name="P1" draw:layer="layout" svg:width="27.9cm" svg:height="17.8cm" svg:x="0.1cm" svg:y="3cm" presentation:class="outline" presentation:user-transformed="true">
          <draw:text-box>
            <text:list text:style-name="L3">
              <text:list-item>
                <text:p>60% do código de uma distribuição típica é GPL</text:p>
                <text:list>
                  <text:list-item>
                    <text:p>a segunda licença mais popular é a LGPL, com 7%</text:p>
                  </text:list-item>
                </text:list>
              </text:list-item>
              <text:list-item>
                <text:p>GPL só versa sobre a distribuição; qualquer uso é permitido, incluindo combinações com softwares restritos</text:p>
                <text:list>
                  <text:list-item>
                    <text:p>não há razão para disputas legais referentes ao uso</text:p>
                  </text:list-item>
                </text:list>
              </text:list-item>
              <text:list-item>
                <text:p>a única maneira de distribuir código GPL de maneira legal é atendendo à GPL</text:p>
                <text:list>
                  <text:list-item>
                    <text:p>Violar a GPL é violar a lei de <text:span text:style-name="T6">copyright</text:span>, que é bem estabelecida, conhecida e aceita</text:p>
                  </text:list-item>
                  <text:list-item>
                    <text:p>As condições de redistribuição não são contrapartidas, pois o “beneficiário” geralmente não é o autor orig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A licença GPL</text:p>
          </draw:text-box>
        </draw:frame>
        <draw:frame presentation:style-name="pr5" draw:text-style-name="P1" draw:layer="layout" svg:width="27.9cm" svg:height="17.8cm" svg:x="0.1cm" svg:y="3cm" presentation:class="outline" presentation:user-transformed="true">
          <draw:text-box>
            <text:list text:style-name="L3">
              <text:list-item>
                <text:p>Dúvidas sobre a “validade legal” da GPL são basicamente propaganda enganosa</text:p>
              </text:list-item>
              <text:list-item>
                <text:p>O tamanho do código original em relação ao código que o utiliza é irrelevante</text:p>
                <text:list>
                  <text:list-item>
                    <text:p>o código GPL pode consistir de 100 linhas e o programa que o utiliza pode consistir de 2M de linhas; as regras da licença são as mesmas</text:p>
                  </text:list-item>
                </text:list>
              </text:list-item>
              <text:list-item>
                <text:p>O tipo de relacionamento entre os pedaços de código é irrelevante</text:p>
                <text:list>
                  <text:list-item>
                    <text:p>não importa se o código GPL é responsável apenas por uma funcionalidade periférica do programa total; as regras da licença são as mesmas</text:p>
                  </text:list-item>
                </text:list>
              </text:list-item>
              <text:list-item>
                <text:p>A regra vale mesmo que do ponto de vista legal não se trate de um trabalho derivado!</text:p>
              </text:list-item>
              <text:list-item>
                <text:p>Exemplo: python e read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A licença GPL</text:p>
          </draw:text-box>
        </draw:frame>
        <draw:frame presentation:style-name="pr5" draw:text-style-name="P1" draw:layer="layout" svg:width="27.9cm" svg:height="17.8cm" svg:x="0.1cm" svg:y="3cm" presentation:class="outline" presentation:user-transformed="true">
          <draw:text-box>
            <text:list text:style-name="L3">
              <text:list-item>
                <text:p>“Viralidade” da GPL</text:p>
                <text:list>
                  <text:list-item>
                    <text:p>“Não é justo que meu software de 2M de linhas de código deva ser obrigatoriamente GPL por causa do uso de 100 linhas de código GPL”</text:p>
                  </text:list-item>
                </text:list>
              </text:list-item>
              <text:list-item>
                <text:p>No entanto</text:p>
                <text:list>
                  <text:list-item>
                    <text:p>ninguém é obrigado a usar código GPL e, portanto, a licenciar nada sob a GPL; mesmo “erros” são tolerados se corrigidos quando identificados</text:p>
                  </text:list-item>
                  <text:list-item>
                    <text:p>se um código GPL não tem valor suficiente que justifique o licenciamento de um produto sob a GPL, basta não utilizar esse código e reescrevê-lo ou obter código similar de outro fornecedor</text:p>
                  </text:list-item>
                  <text:list-item>
                    <text:p>licenças de software restritivas (pagas ou não) também impõem regras às vezes “desagradávei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>
          <draw:text-box>
            <text:p>A licença GPLv3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item>
                <text:p>“...ou qualquer versão posterior, conforme você preferir...”</text:p>
              </text:list-item>
              <text:list-item>
                <text:p>Discussão com a comunidade durante 18 meses</text:p>
              </text:list-item>
              <text:list-item>
                <text:p>Permite combinações com licenças em que os termos são similares mas diferentes para remover incompatibilidades desnecessárias (em particular, Apache 2.0)</text:p>
                <text:list>
                  <text:list-item>
                    <text:p>Variações na exclusão de garantias</text:p>
                  </text:list-item>
                  <text:list-item>
                    <text:p>Variações nas formas de atribuição</text:p>
                  </text:list-item>
                  <text:list-item>
                    <text:p>Restrições ao uso de marcas registradas</text:p>
                  </text:list-item>
                  <text:list-item>
                    <text:p>etc</text:p>
                  </text:list-item>
                </text:list>
              </text:list-item>
              <text:list-item>
                <text:p>Proíbe “tivoization” em “produtos de usuário”</text:p>
              </text:list-item>
              <text:list-item>
                <text:p>Cláusula de retaliação por patentes</text:p>
              </text:list-item>
              <text:list-item>
                <text:p>DMCA, DRM e “sistemas efetivos de proteção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 presentation:user-transformed="true">
          <draw:text-box>
            <text:p>A licença AGPL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Variação da GPL que aborda programas acessíveis via rede</text:p>
                <text:list>
                  <text:list-item>
                    <text:p>se o código original inclui um mecanismo para que seu fonte possa ser baixado automaticamente pelo usuário, variações do código necessariamente precisam incluir um mecanismo similar</text:p>
                  </text:list-item>
                </text:list>
              </text:list-item>
              <text:list-item>
                <text:p>Lauchpad, mongodb, Oracle Berkeley DB foram <text:s/>disponibilizados sob essa licença</text:p>
              </text:list-item>
              <text:list-item>
                <text:p>Com o crescimento de aplicações de internet “ricas” e da “web 2.0”, é possível que ela venha a se populariz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 presentation:user-transformed="true">
          <draw:text-box>
            <text:p>A licença LGPL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Variação da GPL voltada para bibliotecas, compatível com a GPL</text:p>
              </text:list-item>
              <text:list-item>
                <text:p>Permite a utilização com programas não-livres, mas exige que a biblioteca em si permaneça livre</text:p>
                <text:list>
                  <text:list-item>
                    <text:p>Procura explicitar várias formas de relação permitidas e esclarecer detalhes como o copyright que se aplica aos arquivos de cabeçalho (“includes”) etc.</text:p>
                  </text:list-item>
                  <text:list-item>
                    <text:p>O texto é muito focado na ideia de biblioteca e o uso em outros contextos (como arcabouços) é um pouco “forçado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g_5f_simples_5f_" presentation:presentation-page-layout-name="AL1T1">
        <office:forms form:automatic-focus="false" form:apply-design-mode="false"/>
        <draw:frame presentation:style-name="pr11" draw:text-style-name="P1" draw:layer="layout" svg:width="17.7cm" svg:height="2.627cm" svg:x="10.2cm" svg:y="-0.037cm" presentation:class="title" presentation:user-transformed="true">
          <draw:text-box>
            <text:p>A licença MPL</text:p>
          </draw:text-box>
        </draw:frame>
        <draw:frame presentation:style-name="pr8" draw:text-style-name="P1" draw:layer="layout" svg:width="27.9cm" svg:height="17.8cm" svg:x="0.1cm" svg:y="3cm" presentation:class="outline">
          <draw:text-box>
            <text:list text:style-name="L3">
              <text:list-item>
                <text:p>Nasceu com a transformação do Netscape em software livre</text:p>
              </text:list-item>
              <text:list-item>
                <text:p>Muito usada e a base para muitas licenças similares</text:p>
              </text:list-item>
              <text:list-item>
                <text:p>“Baseada em arquivos”</text:p>
              </text:list-item>
              <text:list-item>
                <text:p>Versão 1.0 é incompatível com a GPL e com a Apache 2.0 (!!!)</text:p>
                <text:list>
                  <text:list-item>
                    <text:p>Mas versão 2.0 é compatível com ambas</text:p>
                  </text:list-item>
                </text:list>
              </text:list-item>
              <text:list-item>
                <text:p>Mais simples e mais abrangente que a LGPL</text:p>
                <text:list>
                  <text:list-item>
                    <text:p>O texto não se prende à ideia de biblioteca X código que utiliza a biblioteca</text:p>
                  </text:list-item>
                  <text:list-item>
                    <text:p>Para Simon Phipps, da OSI, provavelmente a melhor escolha entre as recíprocas parci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(in)compatibilidade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Diferentes condições podem tornar a mistura de códigos com licenças diferentes ilegal</text:p>
                <text:list>
                  <text:list-item>
                    <text:p>a “proliferação de licenças” é ruim para a comunidade</text:p>
                  </text:list-item>
                </text:list>
              </text:list-item>
              <text:list-item>
                <text:p>Problemas de compatibilidade são comuns com a GPL, por causa do mecanismo de “copyleft”</text:p>
                <text:list>
                  <text:list-item>
                    <text:p>muitas vezes, detalhes legais, como cláusulas que definem um foro específico para resolução de conflitos</text:p>
                  </text:list-item>
                </text:list>
              </text:list-item>
              <text:list-item>
                <text:p>OSI classifica várias licenças explicitamente como “redundantes”</text:p>
                <text:list>
                  <text:list-item>
                    <text:p>muitas são equivalentes em intenção, mas ainda assim incompatíveis</text:p>
                  </text:list-item>
                </text:list>
              </text:list-item>
              <text:list-item>
                <text:p>Solaris e Linux não podem usar código um do outro por incompatibilidade entre as licenç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Sutilezas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header>
                <text:p/>
              </text:list-header>
              <text:list-item>
                <text:p>Problemas podem ser sutis</text:p>
                <text:list>
                  <text:list-item>
                    <text:p>o uso da Qt (não-livre na época) pelo KDE</text:p>
                    <text:list>
                      <text:list-item>
                        <text:p>teoricamente, KDE só pode ser distribuído sob a GPL3</text:p>
                      </text:list-item>
                    </text:list>
                  </text:list-item>
                  <text:list-item>
                    <text:p>openssh: código livre é livre para sempre</text:p>
                  </text:list-item>
                  <text:list-item>
                    <text:p>EPL é incompatível com LGPL 2/3 e GPL 2/3 (!!!)</text:p>
                  </text:list-item>
                  <text:list-item>
                    <text:p>mplayer e sistemas embarcados</text:p>
                  </text:list-item>
                  <text:list-item>
                    <text:p>roteadores D-Link e GigaBy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g_5f_simples" presentation:presentation-page-layout-name="AL1T1">
        <office:forms form:automatic-focus="false" form:apply-design-mode="false"/>
        <draw:frame presentation:style-name="pr4" draw:text-style-name="P1" draw:layer="layout" svg:width="17.7cm" svg:height="2.627cm" svg:x="10.2cm" svg:y="-0.037cm" presentation:class="title">
          <draw:text-box>
            <text:p>Conclusão</text:p>
          </draw:text-box>
        </draw:frame>
        <draw:frame presentation:style-name="pr5" draw:text-style-name="P1" draw:layer="layout" svg:width="27.9cm" svg:height="17.8cm" svg:x="0.1cm" svg:y="3cm" presentation:class="outline">
          <draw:text-box>
            <text:list text:style-name="L3">
              <text:list-item>
                <text:p>Identificar compatibilidade ou não entre licenças é complexo e pode haver impacto jurídico</text:p>
              </text:list-item>
              <text:list-item>
                <text:p>A escolha de uma licença para um novo projeto deve ser feita com cuidado e critério</text:p>
                <text:list>
                  <text:list-item>
                    <text:p>mudanças posteriores podem ser difíceis se houver muitos contribuidores (ex: linux)</text:p>
                  </text:list-item>
                  <text:list-item>
                    <text:p>vale muito a pena ser compatível com a GPL</text:p>
                    <text:list>
                      <text:list-item>
                        <text:p>facilidade para agregar código alheio</text:p>
                      </text:list-item>
                      <text:list-item>
                        <text:p>dificilmente há boa razão prática para não ser compatível</text:p>
                      </text:list-item>
                      <text:list-item>
                        <text:p>compatibilidade pode ser de “mão-única” (como no caso do FreeBSD X Linux)</text:p>
                      </text:list-item>
                    </text:list>
                  </text:list-item>
                </text:list>
              </text:list-item>
              <text:list-item>
                <text:p>No entanto, é importante lembrar que isso é praticamente irrelevante para o usuário final: o mero uso dificilmente gera situações ileg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family-generic="roman" style:font-pitch="variable"/>
    <style:font-face style:name="DejaVu Sans1" svg:font-family="'DejaVu Sans'" style:font-adornments="Negr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Negrito" style:font-family-generic="swiss" style:font-pitch="variable"/>
    <style:font-face style:name="DejaVu Sans Condensed" svg:font-family="'DejaVu Sans Condensed'" style:font-family-generic="swiss" style:font-pitch="variable"/>
    <style:font-face style:name="Liberation Serif1" svg:font-family="'Liberation Serif'" style:font-family-generic="swiss" style:font-pitch="variable"/>
    <style:font-face style:name="BabelStone Han" svg:font-family="'BabelStone Ha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e_20_2" draw:display-name="Bitmape 2" xlink:href="Pictures/100000000000040000000240CB21D427184980DC.jpg" xlink:type="simple" xlink:show="embed" xlink:actuate="onLoad"/>
    <draw:fill-image draw:name="background" xlink:href="Pictures/100000000000040000000240CB21D427184980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g_5f_titulo-background" style:display-name="pg_titulo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pg_5f_titulo-backgroundobjects" style:display-name="pg_ti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titulo-notes" style:display-name="pg_ti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g_5f_titulo-outline1" style:display-name="pg_titulo-outline1" style:family="presentation">
      <style:graphic-properties draw:stroke="none" draw:fill="none" draw:fill-image-width="0cm" draw:fill-image-height="0cm" draw:auto-grow-height="false" draw:fit-to-size="false" style:shrink-to-fit="true" fo:min-height="9.75cm" fo:padding-left="-0.2cm" fo:wrap-option="wrap">
        <text:list-style style:name="pg_5f_titulo-outline1" style:display-name="pg_titulo-outline1">
          <text:list-level-style-number text:level="1" style:num-format="">
            <style:list-level-properties/>
            <style:text-properties fo:color="#800000" fo:font-size="140%"/>
          </text:list-level-style-number>
          <text:list-level-style-number text:level="2" style:num-format="">
            <style:list-level-properties/>
            <style:text-properties fo:color="#800000" fo:font-size="140%"/>
          </text:list-level-style-number>
          <text:list-level-style-number text:level="3" style:num-format="">
            <style:list-level-properties/>
            <style:text-properties fo:color="#800000" fo:font-size="140%"/>
          </text:list-level-style-number>
          <text:list-level-style-number text:level="4" style:num-format="">
            <style:list-level-properties/>
            <style:text-properties fo:color="#800000" fo:font-size="100%"/>
          </text:list-level-style-number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family="'DejaVu Sans'" style:font-style-name="Negrito" style:font-family-generic="swiss" style:font-pitch="variable" fo:font-size="2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g_5f_titulo-outline2" style:display-name="pg_titulo-outline2" style:family="presentation" style:parent-style-name="pg_5f_titulo-outline1">
      <style:paragraph-properties fo:margin-top="0cm" fo:margin-bottom="0.4cm"/>
      <style:text-properties fo:color="#000000" loext:opacity="100%" fo:font-size="22pt" fo:font-style="oblique" fo:font-weight="normal" style:font-size-asian="28pt" style:font-size-complex="28pt"/>
    </style:style>
    <style:style style:name="pg_5f_titulo-outline3" style:display-name="pg_titulo-outline3" style:family="presentation" style:parent-style-name="pg_5f_titulo-outline2">
      <style:paragraph-properties fo:margin-top="0cm" fo:margin-bottom="0.3cm"/>
      <style:text-properties fo:font-size="22pt" style:font-size-asian="24pt" style:font-size-complex="24pt"/>
    </style:style>
    <style:style style:name="pg_5f_titulo-outline4" style:display-name="pg_titulo-outline4" style:family="presentation" style:parent-style-name="pg_5f_titulo-outline3">
      <style:paragraph-properties fo:margin-top="0cm" fo:margin-bottom="0.2cm"/>
      <style:text-properties fo:font-size="20pt" fo:font-style="oblique" style:font-size-asian="20pt" style:font-size-complex="20pt"/>
    </style:style>
    <style:style style:name="pg_5f_titulo-outline5" style:display-name="pg_titulo-outline5" style:family="presentation" style:parent-style-name="pg_5f_titulo-outline4">
      <style:paragraph-properties fo:margin-top="0cm" fo:margin-bottom="0.1cm"/>
      <style:text-properties fo:font-size="20pt" style:font-size-asian="20pt" style:font-size-complex="20pt"/>
    </style:style>
    <style:style style:name="pg_5f_titulo-outline6" style:display-name="pg_titulo-outline6" style:family="presentation" style:parent-style-name="pg_5f_titulo-outline5">
      <style:paragraph-properties fo:margin-top="0cm" fo:margin-bottom="0.1cm"/>
      <style:text-properties fo:font-size="20pt" style:font-size-asian="20pt" style:font-size-complex="20pt"/>
    </style:style>
    <style:style style:name="pg_5f_titulo-outline7" style:display-name="pg_titulo-outline7" style:family="presentation" style:parent-style-name="pg_5f_titulo-outline6">
      <style:paragraph-properties fo:margin-top="0cm" fo:margin-bottom="0.1cm"/>
      <style:text-properties fo:font-size="20pt" style:font-size-asian="20pt" style:font-size-complex="20pt"/>
    </style:style>
    <style:style style:name="pg_5f_titulo-outline8" style:display-name="pg_titulo-outline8" style:family="presentation" style:parent-style-name="pg_5f_titulo-outline7">
      <style:paragraph-properties fo:margin-top="0cm" fo:margin-bottom="0.1cm"/>
      <style:text-properties fo:font-size="20pt" style:font-size-asian="20pt" style:font-size-complex="20pt"/>
    </style:style>
    <style:style style:name="pg_5f_titulo-outline9" style:display-name="pg_titulo-outline9" style:family="presentation" style:parent-style-name="pg_5f_titulo-outline8">
      <style:paragraph-properties fo:margin-top="0cm" fo:margin-bottom="0.1cm"/>
      <style:text-properties fo:font-size="20pt" style:font-size-asian="20pt" style:font-size-complex="20pt"/>
    </style:style>
    <style:style style:name="pg_5f_titulo-subtitle" style:display-name="pg_titulo-subtitle" style:family="presentation">
      <style:graphic-properties draw:stroke="none" draw:fill="none" draw:fill-image-width="0cm" draw:fill-image-height="0cm" draw:textarea-vertical-align="middle">
        <text:list-style style:name="pg_5f_titulo-subtitle" style:display-name="pg_ti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titulo-title" style:display-name="pg_titulo-title" style:family="presentation">
      <style:graphic-properties draw:stroke="none" draw:fill="none" draw:fill-image-width="0cm" draw:fill-image-height="0cm" draw:textarea-vertical-align="middle" draw:auto-grow-height="false" fo:padding-left="2.5cm" fo:padding-right="2.5cm" draw:shadow="visible" draw:shadow-offset-x="0.1cm" draw:shadow-offset-y="0.1cm" draw:shadow-color="#cccccc">
        <text:list-style style:name="pg_5f_titulo-title" style:display-name="pg_ti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g_5f_simples-background" style:display-name="pg_simp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g_5f_simples-backgroundobjects" style:display-name="pg_simp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simples-notes" style:display-name="pg_simp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g_5f_simples-outline1" style:display-name="pg_simples-outline1" style:family="presentation">
      <style:graphic-properties draw:stroke="none" draw:fill="none" draw:fill-image-width="0cm" draw:fill-image-height="0cm" draw:auto-grow-height="false" draw:fit-to-size="false" style:shrink-to-fit="true" fo:padding-left="0cm" fo:wrap-option="wrap">
        <text:list-style style:name="pg_5f_simples-outline1" style:display-name="pg_simples-outline1">
          <text:list-level-style-bullet text:level="1" text:bullet-char="•">
            <style:list-level-properties text:min-label-width="0.6cm"/>
            <style:text-properties fo:font-family="Ubuntu" style:font-style-name="Regular" fo:color="#800000" fo:font-size="140%"/>
          </text:list-level-style-bullet>
          <text:list-level-style-bullet text:level="2" text:bullet-char="•">
            <style:list-level-properties text:space-before="0.7cm" text:min-label-width="0.6cm"/>
            <style:text-properties fo:font-family="Ubuntu" style:font-style-name="Regular" fo:color="#800000" fo:font-size="140%"/>
          </text:list-level-style-bullet>
          <text:list-level-style-bullet text:level="3" text:bullet-char="-">
            <style:list-level-properties text:space-before="1.3cm" text:min-label-width="0.5cm"/>
            <style:text-properties fo:font-family="Ubuntu" style:font-style-name="Regular" fo:color="#800000" fo:font-size="140%"/>
          </text:list-level-style-bullet>
          <text:list-level-style-bullet text:level="4" text:bullet-char="»">
            <style:list-level-properties text:space-before="2cm" text:min-label-width="0.5cm"/>
            <style:text-properties fo:font-family="Ubuntu" style:font-style-name="Regular" fo:color="#800000" fo:font-size="100%"/>
          </text:list-level-style-bullet>
          <text:list-level-style-bullet text:level="5" text:bullet-char="●">
            <style:list-level-properties text:space-before="2.6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3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4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7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6.1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2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simples-outline2" style:display-name="pg_simples-outline2" style:family="presentation" style:parent-style-name="pg_5f_simples-outline1">
      <style:paragraph-properties fo:margin-left="0cm" fo:margin-right="0cm" fo:margin-top="0cm" fo:margin-bottom="0.4cm" fo:text-indent="0cm"/>
      <style:text-properties fo:color="#000000" loext:opacity="100%" fo:font-size="26pt" fo:font-weight="normal" style:font-size-asian="28pt" style:font-size-complex="28pt"/>
    </style:style>
    <style:style style:name="pg_5f_simples-outline3" style:display-name="pg_simples-outline3" style:family="presentation" style:parent-style-name="pg_5f_simples-outline2">
      <style:paragraph-properties fo:margin-left="0cm" fo:margin-right="0cm" fo:margin-top="0cm" fo:margin-bottom="0.3cm" fo:text-indent="0cm"/>
      <style:text-properties fo:font-size="22pt" style:font-size-asian="24pt" style:font-size-complex="24pt"/>
    </style:style>
    <style:style style:name="pg_5f_simples-outline4" style:display-name="pg_simples-outline4" style:family="presentation" style:parent-style-name="pg_5f_simples-outline3">
      <style:paragraph-properties fo:margin-left="0cm" fo:margin-right="0cm" fo:margin-top="0cm" fo:margin-bottom="0.2cm" fo:text-indent="0cm"/>
      <style:text-properties fo:font-size="20pt" fo:font-style="oblique" style:font-size-asian="20pt" style:font-size-complex="20pt"/>
    </style:style>
    <style:style style:name="pg_5f_simples-outline5" style:display-name="pg_simples-outline5" style:family="presentation" style:parent-style-name="pg_5f_simpl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6" style:display-name="pg_simples-outline6" style:family="presentation" style:parent-style-name="pg_5f_simpl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7" style:display-name="pg_simples-outline7" style:family="presentation" style:parent-style-name="pg_5f_simpl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8" style:display-name="pg_simples-outline8" style:family="presentation" style:parent-style-name="pg_5f_simpl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outline9" style:display-name="pg_simples-outline9" style:family="presentation" style:parent-style-name="pg_5f_simpl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-subtitle" style:display-name="pg_simples-subtitle" style:family="presentation">
      <style:graphic-properties draw:stroke="none" draw:fill="none" draw:textarea-vertical-align="middle">
        <text:list-style style:name="pg_5f_simples-subtitle" style:display-name="pg_simp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simples-title" style:display-name="pg_simples-title" style:family="presentation">
      <style:graphic-properties draw:stroke="none" draw:fill="none" draw:fill-image-width="0cm" draw:fill-image-height="0cm" draw:textarea-vertical-align="middle" draw:auto-grow-height="false" draw:shadow="hidden" draw:shadow-offset-x="0.1cm" draw:shadow-offset-y="0.1cm" draw:shadow-color="#cccccc">
        <text:list-style style:name="pg_5f_simples-title" style:display-name="pg_simp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g_5f_resumo_5f_highlight-background" style:display-name="pg_resumo_highlight-background" style:family="presentation">
      <style:graphic-properties draw:stroke="none" draw:fill="bitmap" draw:fill-image-name="background" style:repeat="stretch"/>
      <style:text-properties style:letter-kerning="true"/>
    </style:style>
    <style:style style:name="pg_5f_resumo_5f_highlight-backgroundobjects" style:display-name="pg_resumo_high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resumo_5f_highlight-notes" style:display-name="pg_resumo_high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g_5f_resumo_5f_highlight-outline1" style:display-name="pg_resumo_highlight-outline1" style:family="presentation">
      <style:graphic-properties draw:stroke="none" draw:fill="none" draw:fill-image-width="0cm" draw:fill-image-height="0cm" draw:auto-grow-height="false" draw:fit-to-size="false" style:shrink-to-fit="true" fo:padding-left="0cm" fo:wrap-option="wrap">
        <text:list-style style:name="pg_5f_resumo_5f_highlight-outline1" style:display-name="pg_resumo_highlight-outline1">
          <text:list-level-style-bullet text:level="1" text:bullet-char="•">
            <style:list-level-properties text:min-label-width="0.6cm"/>
            <style:text-properties fo:font-family="Ubuntu" style:font-style-name="Regular" fo:color="#808080" fo:font-size="140%"/>
          </text:list-level-style-bullet>
          <text:list-level-style-bullet text:level="2" text:bullet-char="•">
            <style:list-level-properties text:min-label-width="0.6cm"/>
            <style:text-properties fo:font-family="Ubuntu" style:font-style-name="Regular" fo:color="#ff0000" fo:font-size="140%"/>
          </text:list-level-style-bullet>
          <text:list-level-style-bullet text:level="3" text:bullet-char="-">
            <style:list-level-properties text:space-before="0.7cm" text:min-label-width="0.6cm"/>
            <style:text-properties fo:font-family="Ubuntu" style:font-style-name="Regular" fo:color="#808080" fo:font-size="140%"/>
          </text:list-level-style-bullet>
          <text:list-level-style-bullet text:level="4" text:bullet-char="»">
            <style:list-level-properties text:space-before="1.4cm" text:min-label-width="0.6cm"/>
            <style:text-properties fo:font-family="Ubuntu" style:font-style-name="Regular" fo:color="#808080" fo:font-size="100%"/>
          </text:list-level-style-bullet>
          <text:list-level-style-bullet text:level="5" text:bullet-char="●">
            <style:list-level-properties text:space-before="2.1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3.5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4.9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5.6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left="0cm" fo:margin-right="0cm" fo:margin-top="0cm" fo:margin-bottom="0.342cm" fo:text-indent="0cm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_5f_highlight-outline2" style:display-name="pg_resumo_highlight-outline2" style:family="presentation" style:parent-style-name="pg_5f_resumo_5f_highlight-outline1">
      <style:paragraph-properties fo:margin-left="0cm" fo:margin-right="0cm" fo:margin-top="0cm" fo:margin-bottom="0.34cm" fo:text-indent="0cm">
        <style:tab-stops/>
      </style:paragraph-properties>
      <style:text-properties fo:color="#ff0000" loext:opacity="100%" fo:font-size="22pt" fo:font-weight="bold" style:font-size-asian="28pt" style:font-size-complex="28pt"/>
    </style:style>
    <style:style style:name="pg_5f_resumo_5f_highlight-outline3" style:display-name="pg_resumo_highlight-outline3" style:family="presentation" style:parent-style-name="pg_5f_resumo_5f_highlight-outline2">
      <style:paragraph-properties fo:margin-left="0cm" fo:margin-right="0cm" fo:margin-top="0cm" fo:margin-bottom="0.3cm" fo:text-indent="0cm"/>
      <style:text-properties fo:color="#808080" loext:opacity="100%" fo:font-size="20pt" fo:font-weight="normal" style:font-size-asian="24pt" style:font-size-complex="24pt"/>
    </style:style>
    <style:style style:name="pg_5f_resumo_5f_highlight-outline4" style:display-name="pg_resumo_highlight-outline4" style:family="presentation" style:parent-style-name="pg_5f_resumo_5f_highlight-outline3">
      <style:paragraph-properties fo:margin-left="0cm" fo:margin-right="0cm" fo:margin-top="0cm" fo:margin-bottom="0.2cm" fo:text-indent="0cm"/>
      <style:text-properties fo:font-size="20pt" fo:font-style="oblique" style:font-size-asian="20pt" style:font-size-complex="20pt"/>
    </style:style>
    <style:style style:name="pg_5f_resumo_5f_highlight-outline5" style:display-name="pg_resumo_highlight-outline5" style:family="presentation" style:parent-style-name="pg_5f_resumo_5f_highligh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6" style:display-name="pg_resumo_highlight-outline6" style:family="presentation" style:parent-style-name="pg_5f_resumo_5f_highligh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7" style:display-name="pg_resumo_highlight-outline7" style:family="presentation" style:parent-style-name="pg_5f_resumo_5f_highligh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8" style:display-name="pg_resumo_highlight-outline8" style:family="presentation" style:parent-style-name="pg_5f_resumo_5f_highligh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outline9" style:display-name="pg_resumo_highlight-outline9" style:family="presentation" style:parent-style-name="pg_5f_resumo_5f_highligh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_5f_highlight-subtitle" style:display-name="pg_resumo_highlight-subtitle" style:family="presentation">
      <style:graphic-properties draw:stroke="none" draw:fill="none" draw:textarea-vertical-align="middle">
        <text:list-style style:name="pg_5f_resumo_5f_highlight-subtitle" style:display-name="pg_resumo_high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_5f_highlight-title" style:display-name="pg_resumo_highlight-title" style:family="presentation">
      <style:graphic-properties draw:stroke="none" draw:fill="none" draw:fill-image-width="0cm" draw:fill-image-height="0cm" draw:textarea-vertical-align="middle" draw:auto-grow-height="false" draw:shadow="hidden" draw:shadow-offset-x="0.1cm" draw:shadow-offset-y="0.1cm" draw:shadow-color="#cccccc">
        <text:list-style style:name="pg_5f_resumo_5f_highlight-title" style:display-name="pg_resumo_high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g_5f_resumo-background" style:display-name="pg_resum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g_5f_resumo-backgroundobjects" style:display-name="pg_resum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resumo-notes" style:display-name="pg_resum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g_5f_resumo-outline1" style:display-name="pg_resumo-outline1" style:family="presentation">
      <style:graphic-properties draw:stroke="none" draw:fill="none" draw:fill-image-width="0cm" draw:fill-image-height="0cm" draw:auto-grow-height="false" draw:fit-to-size="false" style:shrink-to-fit="true" fo:padding-left="0cm" fo:wrap-option="wrap">
        <text:list-style style:name="pg_5f_resumo-outline1" style:display-name="pg_resumo-outline1">
          <text:list-level-style-bullet text:level="1" text:bullet-char="•">
            <style:list-level-properties text:min-label-width="0.6cm"/>
            <style:text-properties fo:font-family="Ubuntu" style:font-style-name="Regular" fo:color="#800000" fo:font-size="140%"/>
          </text:list-level-style-bullet>
          <text:list-level-style-bullet text:level="2" text:bullet-char="•">
            <style:list-level-properties text:min-label-width="0.6cm"/>
            <style:text-properties fo:font-family="Ubuntu" style:font-style-name="Regular" fo:color="#800000" fo:font-size="140%"/>
          </text:list-level-style-bullet>
          <text:list-level-style-bullet text:level="3" text:bullet-char="-">
            <style:list-level-properties text:space-before="0.7cm" text:min-label-width="0.6cm"/>
            <style:text-properties fo:font-family="Ubuntu" style:font-style-name="Regular" fo:color="#000000" fo:font-size="140%"/>
          </text:list-level-style-bullet>
          <text:list-level-style-bullet text:level="4" text:bullet-char="»">
            <style:list-level-properties text:space-before="1.4cm" text:min-label-width="0.6cm"/>
            <style:text-properties fo:font-family="Ubuntu" style:font-style-name="Regular" fo:color="#800000" fo:font-size="100%"/>
          </text:list-level-style-bullet>
          <text:list-level-style-bullet text:level="5" text:bullet-char="●">
            <style:list-level-properties text:space-before="2.1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3.5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4.9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6cm" text:min-label-width="0.6cm"/>
            <style:text-properties fo:font-family="StarSymbol" fo:color="#800000" fo:font-size="45%"/>
          </text:list-level-style-bullet>
        </text:list-style>
      </style:graphic-properties>
      <style:paragraph-properties fo:margin-left="0cm" fo:margin-right="0cm" fo:margin-top="0cm" fo:margin-bottom="0.342cm" fo:text-indent="0cm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-outline2" style:display-name="pg_resumo-outline2" style:family="presentation" style:parent-style-name="pg_5f_resumo-outline1">
      <style:paragraph-properties fo:margin-left="0cm" fo:margin-right="0cm" fo:margin-top="0cm" fo:margin-bottom="0.34cm" fo:text-indent="0cm">
        <style:tab-stops/>
      </style:paragraph-properties>
      <style:text-properties fo:color="#800000" loext:opacity="100%" fo:font-size="22pt" fo:font-weight="bold" style:font-size-asian="28pt" style:font-size-complex="28pt"/>
    </style:style>
    <style:style style:name="pg_5f_resumo-outline3" style:display-name="pg_resumo-outline3" style:family="presentation" style:parent-style-name="pg_5f_resumo-outline2">
      <style:paragraph-properties fo:margin-left="0cm" fo:margin-right="0cm" fo:margin-top="0cm" fo:margin-bottom="0.3cm" fo:text-indent="0cm"/>
      <style:text-properties fo:color="#000000" loext:opacity="100%" fo:font-size="20pt" fo:font-weight="normal" style:font-size-asian="24pt" style:font-size-complex="24pt"/>
    </style:style>
    <style:style style:name="pg_5f_resumo-outline4" style:display-name="pg_resumo-outline4" style:family="presentation" style:parent-style-name="pg_5f_resumo-outline3">
      <style:paragraph-properties fo:margin-left="0cm" fo:margin-right="0cm" fo:margin-top="0cm" fo:margin-bottom="0.2cm" fo:text-indent="0cm"/>
      <style:text-properties fo:font-size="20pt" fo:font-style="oblique" style:font-size-asian="20pt" style:font-size-complex="20pt"/>
    </style:style>
    <style:style style:name="pg_5f_resumo-outline5" style:display-name="pg_resumo-outline5" style:family="presentation" style:parent-style-name="pg_5f_resum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6" style:display-name="pg_resumo-outline6" style:family="presentation" style:parent-style-name="pg_5f_resum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7" style:display-name="pg_resumo-outline7" style:family="presentation" style:parent-style-name="pg_5f_resum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8" style:display-name="pg_resumo-outline8" style:family="presentation" style:parent-style-name="pg_5f_resum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outline9" style:display-name="pg_resumo-outline9" style:family="presentation" style:parent-style-name="pg_5f_resum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resumo-subtitle" style:display-name="pg_resumo-subtitle" style:family="presentation">
      <style:graphic-properties draw:stroke="none" draw:fill="none" draw:textarea-vertical-align="middle">
        <text:list-style style:name="pg_5f_resumo-subtitle" style:display-name="pg_resum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resumo-title" style:display-name="pg_resumo-title" style:family="presentation">
      <style:graphic-properties draw:stroke="none" draw:fill="none" draw:fill-image-width="0cm" draw:fill-image-height="0cm" draw:textarea-vertical-align="middle" draw:auto-grow-height="false" draw:shadow="hidden" draw:shadow-offset-x="0.1cm" draw:shadow-offset-y="0.1cm" draw:shadow-color="#cccccc">
        <text:list-style style:name="pg_5f_resumo-title" style:display-name="pg_resum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g_5f_simples_5f_-background" style:display-name="pg_simples_-background" style:family="presentation">
      <style:graphic-properties draw:stroke="none" draw:fill="bitmap" draw:fill-image-name="background" style:repeat="stretch"/>
      <style:text-properties style:letter-kerning="true"/>
    </style:style>
    <style:style style:name="pg_5f_simples_5f_-backgroundobjects" style:display-name="pg_simple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g_5f_simples_5f_-notes" style:display-name="pg_simple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g_5f_simples_5f_-outline1" style:display-name="pg_simples_-outline1" style:family="presentation">
      <style:graphic-properties draw:stroke="none" draw:fill="none" draw:fill-image-width="0cm" draw:fill-image-height="0cm" draw:auto-grow-height="false" draw:fit-to-size="false" style:shrink-to-fit="true" fo:padding-left="0cm" fo:wrap-option="wrap">
        <text:list-style style:name="pg_5f_simples_5f_-outline1" style:display-name="pg_simples_-outline1">
          <text:list-level-style-bullet text:level="1" text:bullet-char="•">
            <style:list-level-properties text:min-label-width="0.6cm"/>
            <style:text-properties fo:font-family="Ubuntu" style:font-style-name="Regular" fo:color="#800000" fo:font-size="140%"/>
          </text:list-level-style-bullet>
          <text:list-level-style-bullet text:level="2" text:bullet-char="•">
            <style:list-level-properties text:space-before="0.7cm" text:min-label-width="0.6cm"/>
            <style:text-properties fo:font-family="Ubuntu" style:font-style-name="Regular" fo:color="#800000" fo:font-size="140%"/>
          </text:list-level-style-bullet>
          <text:list-level-style-bullet text:level="3" text:bullet-char="-">
            <style:list-level-properties text:space-before="1.3cm" text:min-label-width="0.5cm"/>
            <style:text-properties fo:font-family="Ubuntu" style:font-style-name="Regular" fo:color="#800000" fo:font-size="140%"/>
          </text:list-level-style-bullet>
          <text:list-level-style-bullet text:level="4" text:bullet-char="»">
            <style:list-level-properties text:space-before="2cm" text:min-label-width="0.5cm"/>
            <style:text-properties fo:font-family="Ubuntu" style:font-style-name="Regular" fo:color="#800000" fo:font-size="100%"/>
          </text:list-level-style-bullet>
          <text:list-level-style-bullet text:level="5" text:bullet-char="●">
            <style:list-level-properties text:space-before="2.6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3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4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7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6.1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2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simples_5f_-outline2" style:display-name="pg_simples_-outline2" style:family="presentation" style:parent-style-name="pg_5f_simples_5f_-outline1">
      <style:paragraph-properties fo:margin-left="0cm" fo:margin-right="0cm" fo:margin-top="0cm" fo:margin-bottom="0.4cm" fo:text-indent="0cm"/>
      <style:text-properties fo:color="#000000" loext:opacity="100%" fo:font-size="26pt" fo:font-weight="normal" style:font-size-asian="28pt" style:font-size-complex="28pt"/>
    </style:style>
    <style:style style:name="pg_5f_simples_5f_-outline3" style:display-name="pg_simples_-outline3" style:family="presentation" style:parent-style-name="pg_5f_simples_5f_-outline2">
      <style:paragraph-properties fo:margin-left="0cm" fo:margin-right="0cm" fo:margin-top="0cm" fo:margin-bottom="0.3cm" fo:text-indent="0cm"/>
      <style:text-properties fo:font-size="22pt" style:font-size-asian="24pt" style:font-size-complex="24pt"/>
    </style:style>
    <style:style style:name="pg_5f_simples_5f_-outline4" style:display-name="pg_simples_-outline4" style:family="presentation" style:parent-style-name="pg_5f_simples_5f_-outline3">
      <style:paragraph-properties fo:margin-left="0cm" fo:margin-right="0cm" fo:margin-top="0cm" fo:margin-bottom="0.2cm" fo:text-indent="0cm"/>
      <style:text-properties fo:font-size="20pt" fo:font-style="oblique" style:font-size-asian="20pt" style:font-size-complex="20pt"/>
    </style:style>
    <style:style style:name="pg_5f_simples_5f_-outline5" style:display-name="pg_simples_-outline5" style:family="presentation" style:parent-style-name="pg_5f_simple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_5f_-outline6" style:display-name="pg_simples_-outline6" style:family="presentation" style:parent-style-name="pg_5f_simple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_5f_-outline7" style:display-name="pg_simples_-outline7" style:family="presentation" style:parent-style-name="pg_5f_simple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_5f_-outline8" style:display-name="pg_simples_-outline8" style:family="presentation" style:parent-style-name="pg_5f_simple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_5f_-outline9" style:display-name="pg_simples_-outline9" style:family="presentation" style:parent-style-name="pg_5f_simple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g_5f_simples_5f_-subtitle" style:display-name="pg_simples_-subtitle" style:family="presentation">
      <style:graphic-properties draw:stroke="none" draw:fill="none" draw:textarea-vertical-align="middle">
        <text:list-style style:name="pg_5f_simples_5f_-subtitle" style:display-name="pg_simple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g_5f_simples_5f_-title" style:display-name="pg_simples_-title" style:family="presentation">
      <style:graphic-properties draw:stroke="none" draw:fill="none" draw:fill-image-width="0cm" draw:fill-image-height="0cm" draw:textarea-vertical-align="middle" draw:auto-grow-height="false" draw:shadow="hidden" draw:shadow-offset-x="0.1cm" draw:shadow-offset-y="0.1cm" draw:shadow-color="#cccccc">
        <text:list-style style:name="pg_5f_simples_5f_-title" style:display-name="pg_simple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font-variant="normal" fo:text-transform="none" fo:color="#800000" loext:opacity="100%" style:text-outline="false" style:text-line-through-style="none" style:text-line-through-type="none" style:font-name="DejaVu Sans" fo:font-family="'DejaVu Sans'" style:font-style-name="Negrito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61cm"/>
      <style:paragraph-properties style:writing-mode="lr-tb"/>
    </style:style>
    <style:style style:name="Mgr5" style:family="graphic" style:parent-style-name="standard">
      <style:graphic-properties svg:stroke-width="0.106cm" svg:stroke-color="#000000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" style:family="presentation" style:parent-style-name="pg_5f_titulo-outline1">
      <style:paragraph-properties style:writing-mode="lr-tb"/>
    </style:style>
    <style:style style:name="Mpr2" style:family="presentation" style:parent-style-name="pg_5f_titulo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3" style:family="presentation" style:parent-style-name="pg_5f_ti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g_5f_ti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g_5f_simples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6" style:family="presentation" style:parent-style-name="pg_5f_simpl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g_5f_simpl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pg_5f_resumo_5f_highlight-outline1">
      <style:graphic-properties fo:min-height="12.18cm"/>
      <style:paragraph-properties style:writing-mode="lr-tb"/>
    </style:style>
    <style:style style:name="Mpr9" style:family="presentation" style:parent-style-name="pg_5f_resumo_5f_highlight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10" style:family="presentation" style:parent-style-name="pg_5f_resumo_5f_highl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pg_5f_resumo_5f_highl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pg_5f_resumo-outline1">
      <style:graphic-properties fo:min-height="12.18cm"/>
      <style:paragraph-properties style:writing-mode="lr-tb"/>
    </style:style>
    <style:style style:name="Mpr13" style:family="presentation" style:parent-style-name="pg_5f_resumo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14" style:family="presentation" style:parent-style-name="pg_5f_resum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pg_5f_resum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pg_5f_simples_5f_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17" style:family="presentation" style:parent-style-name="pg_5f_simple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pg_5f_simple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.42cm" fo:margin-bottom="0.35cm"/>
    </style:style>
    <style:style style:name="MP8" style:family="paragraph">
      <loext:graphic-properties draw:fill="none"/>
      <style:paragraph-properties fo:margin-top="0.42cm" fo:margin-bottom="0.35cm" style:writing-mode="lr-tb"/>
      <style:text-properties fo:font-size="10pt"/>
    </style:style>
    <style:style style:name="MP9" style:family="paragraph">
      <loext:graphic-properties draw:fill="none"/>
      <style:paragraph-properties fo:margin-top="0cm" fo:margin-bottom="0cm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loext:opacity="100%" fo:font-size="16pt" style:font-size-asian="16pt" style:font-size-complex="16pt"/>
    </style:style>
    <style:style style:name="MT3" style:family="text">
      <style:text-properties fo:font-size="10pt"/>
    </style:style>
    <style:style style:name="MT4" style:family="text">
      <style:text-properties fo:color="#999999" loext:opacity="100%" style:font-name="DejaVu Sans Condensed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800000" fo:font-size="140%"/>
      </text:list-level-style-number>
      <text:list-level-style-number text:level="2" style:num-format="">
        <style:list-level-properties/>
        <style:text-properties fo:color="#800000" fo:font-size="140%"/>
      </text:list-level-style-number>
      <text:list-level-style-number text:level="3" style:num-format="">
        <style:list-level-properties/>
        <style:text-properties fo:color="#800000" fo:font-size="140%"/>
      </text:list-level-style-number>
      <text:list-level-style-number text:level="4" style:num-format="">
        <style:list-level-properties/>
        <style:text-properties fo:color="#8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cm"/>
        <style:text-properties fo:font-family="Ubuntu" style:font-style-name="Regular" fo:color="#808080" fo:font-size="140%"/>
      </text:list-level-style-bullet>
      <text:list-level-style-bullet text:level="2" text:bullet-char="•">
        <style:list-level-properties text:min-label-width="0.6cm"/>
        <style:text-properties fo:font-family="Ubuntu" style:font-style-name="Regular" fo:color="#ff0000" fo:font-size="140%"/>
      </text:list-level-style-bullet>
      <text:list-level-style-bullet text:level="3" text:bullet-char="-">
        <style:list-level-properties text:space-before="0.7cm" text:min-label-width="0.6cm"/>
        <style:text-properties fo:font-family="Ubuntu" style:font-style-name="Regular" fo:color="#808080" fo:font-size="140%"/>
      </text:list-level-style-bullet>
      <text:list-level-style-bullet text:level="4" text:bullet-char="»">
        <style:list-level-properties text:space-before="1.4cm" text:min-label-width="0.6cm"/>
        <style:text-properties fo:font-family="Ubuntu" style:font-style-name="Regular" fo:color="#808080" fo:font-size="100%"/>
      </text:list-level-style-bullet>
      <text:list-level-style-bullet text:level="5" text:bullet-char="●">
        <style:list-level-properties text:space-before="2.1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4.9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5.6cm" text:min-label-width="0.6cm"/>
        <style:text-properties fo:font-family="StarSymbol" fo:color="#808080" fo:font-size="45%"/>
      </text:list-level-style-bullet>
    </text:list-style>
    <text:list-style style:name="ML5">
      <text:list-level-style-bullet text:level="1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2" text:bullet-char="•">
        <style:list-level-properties text:min-label-width="0.6cm"/>
        <style:text-properties fo:font-family="Ubuntu" style:font-style-name="Regular" fo:color="#800000" fo:font-size="140%"/>
      </text:list-level-style-bullet>
      <text:list-level-style-bullet text:level="3" text:bullet-char="-">
        <style:list-level-properties text:space-before="0.7cm" text:min-label-width="0.6cm"/>
        <style:text-properties fo:font-family="Ubuntu" style:font-style-name="Regular" fo:color="#000000" fo:font-size="140%"/>
      </text:list-level-style-bullet>
      <text:list-level-style-bullet text:level="4" text:bullet-char="»">
        <style:list-level-properties text:space-before="1.4cm" text:min-label-width="0.6cm"/>
        <style:text-properties fo:font-family="Ubuntu" style:font-style-name="Regular" fo:color="#800000" fo:font-size="100%"/>
      </text:list-level-style-bullet>
      <text:list-level-style-bullet text:level="5" text:bullet-char="●">
        <style:list-level-properties text:space-before="2.1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4.9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6cm" text:min-label-width="0.6cm"/>
        <style:text-properties fo:font-family="StarSymbol" fo:color="#8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g_5f_titulo" style:display-name="pg_titulo" style:page-layout-name="PM1" draw:style-name="Mdp1">
      <draw:frame presentation:style-name="pg_5f_titulo-title" draw:layer="backgroundobjects" svg:width="28cm" svg:height="2.627cm" svg:x="0cm" svg:y="3.4cm" presentation:class="title" presentation:placeholder="true">
        <draw:text-box/>
      </draw:frame>
      <draw:frame presentation:style-name="Mpr1" draw:text-style-name="MP5" draw:layer="backgroundobjects" svg:width="27.9cm" svg:height="10cm" svg:x="0.2cm" svg:y="10.8cm" presentation:class="outline">
        <draw:text-box>
          <text:list text:style-name="ML2">
            <text:list-item>
              <text:p>Primeiro nível</text:p>
              <text:list>
                <text:list-item>
                  <text:p>Segundo nível</text:p>
                  <text:list>
                    <text:list-item>
                      <text:p>Terceiro nível</text:p>
                      <text:list>
                        <text:list-item>
                          <text:p>Quarto nível</text:p>
                          <text:list>
                            <text:list-item>
                              <text:p>Quinto ní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1.6cm" svg:height="0.6cm" svg:x="26.2cm" svg:y="20.2cm" presentation:class="page-number">
        <draw:text-box>
          <text:p text:style-name="MP3"><text:span text:style-name="MT2"><text:page-number>&lt;número&gt;</text:page-number></text:span><text:span text:style-name="MT2">/</text:span><text:span text:style-name="MT2"><text:page-count>33</text:page-count></text:span></text:p>
        </draw:text-box>
      </draw:frame>
      <draw:frame draw:style-name="Mgr3" draw:text-style-name="MP6" draw:layer="backgroundobjects" svg:width="3.103cm" svg:height="1.092cm" svg:x="0.401cm" svg:y="19.6cm">
        <draw:image xlink:href="Pictures/10000201000000580000001F6923DE92627F7272.png" xlink:type="simple" xlink:show="embed" xlink:actuate="onLoad" draw:mime-type="image/png">
          <text:p/>
        </draw:image>
      </draw:frame>
      <draw:frame draw:style-name="Mgr4" draw:text-style-name="MP8" draw:layer="backgroundobjects" svg:width="14.6cm" svg:height="0.86cm" svg:x="3.6cm" svg:y="19.74cm">
        <draw:text-box>
          <text:p text:style-name="MP7"><text:span text:style-name="MT3">Licensed under the </text:span><text:span text:style-name="MT3"><text:a xlink:href="http://creativecommons.org/licenses/by/4.0/" xlink:type="simple">Creative Commons Attribution 4.0 International</text:a></text:span><text:span text:style-name="MT3"><text:s/>License (CC-BY 4.0).</text:span></text:p>
        </draw:text-box>
      </draw:frame>
      <presentation:notes style:page-layout-name="PM0">
        <draw:page-thumbnail presentation:style-name="pg_5f_titulo-title" draw:layer="backgroundobjects" svg:width="14.848cm" svg:height="11.136cm" svg:x="3.075cm" svg:y="2.257cm" presentation:class="page"/>
        <draw:frame presentation:style-name="pg_5f_ti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g_5f_simples" style:display-name="pg_simples" style:page-layout-name="PM1" draw:style-name="Mdp2">
      <draw:frame presentation:style-name="pg_5f_simples-title" draw:layer="backgroundobjects" svg:width="17.7cm" svg:height="2.627cm" svg:x="10.2cm" svg:y="-0.037cm" presentation:class="title" presentation:placeholder="true">
        <draw:text-box/>
      </draw:frame>
      <draw:frame presentation:style-name="pg_5f_simples-outline1" draw:layer="backgroundobjects" svg:width="27.9cm" svg:height="17.8cm" svg:x="0.1cm" svg:y="3cm" presentation:class="outline" presentation:placeholder="true">
        <draw:text-box/>
      </draw:frame>
      <draw:frame presentation:style-name="Mpr5" draw:text-style-name="MP4" draw:layer="backgroundobjects" svg:width="1.6cm" svg:height="0.6cm" svg:x="26.2cm" svg:y="20.2cm" presentation:class="page-number">
        <draw:text-box>
          <text:p text:style-name="MP3"><text:span text:style-name="MT4"><text:page-number>&lt;número&gt;</text:page-number></text:span><text:span text:style-name="MT4">/</text:span><text:span text:style-name="MT4"><text:page-count>33</text:page-count></text:span></text:p>
        </draw:text-box>
      </draw:frame>
      <draw:line draw:style-name="Mgr5" draw:text-style-name="MP9" draw:layer="backgroundobjects" svg:x1="0cm" svg:y1="2.73cm" svg:x2="28cm" svg:y2="2.73cm">
        <text:p/>
      </draw:line>
      <presentation:notes style:page-layout-name="PM0">
        <draw:page-thumbnail presentation:style-name="pg_5f_simples-title" draw:layer="backgroundobjects" svg:width="14.848cm" svg:height="11.136cm" svg:x="3.075cm" svg:y="2.257cm" presentation:class="page"/>
        <draw:frame presentation:style-name="pg_5f_simpl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g_5f_resumo_5f_highlight" style:display-name="pg_resumo_highlight" style:page-layout-name="PM1" draw:style-name="Mdp2">
      <draw:frame presentation:style-name="pg_5f_resumo_5f_highlight-title" draw:layer="backgroundobjects" svg:width="17.7cm" svg:height="2.627cm" svg:x="10.2cm" svg:y="-0.037cm" presentation:class="title" presentation:placeholder="true">
        <draw:text-box/>
      </draw:frame>
      <draw:frame presentation:style-name="Mpr8" draw:text-style-name="MP5" draw:layer="backgroundobjects" svg:width="27.9cm" svg:height="17.8cm" svg:x="0.1cm" svg:y="3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1.6cm" svg:height="0.6cm" svg:x="26.2cm" svg:y="20.2cm" presentation:class="page-number">
        <draw:text-box>
          <text:p text:style-name="MP3"><text:span text:style-name="MT4"><text:page-number>&lt;número&gt;</text:page-number></text:span><text:span text:style-name="MT4">/</text:span><text:span text:style-name="MT4"><text:page-count>33</text:page-count></text:span></text:p>
        </draw:text-box>
      </draw:frame>
      <draw:line draw:style-name="Mgr5" draw:text-style-name="MP9" draw:layer="backgroundobjects" svg:x1="0cm" svg:y1="2.73cm" svg:x2="28cm" svg:y2="2.73cm">
        <text:p/>
      </draw:line>
      <presentation:notes style:page-layout-name="PM0">
        <draw:page-thumbnail presentation:style-name="pg_5f_resumo_5f_highlight-title" draw:layer="backgroundobjects" svg:width="14.848cm" svg:height="11.136cm" svg:x="3.075cm" svg:y="2.257cm" presentation:class="page"/>
        <draw:frame presentation:style-name="pg_5f_resumo_5f_highligh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g_5f_resumo" style:display-name="pg_resumo" style:page-layout-name="PM1" draw:style-name="Mdp2">
      <draw:frame presentation:style-name="pg_5f_resumo-title" draw:layer="backgroundobjects" svg:width="17.7cm" svg:height="2.627cm" svg:x="10.2cm" svg:y="-0.037cm" presentation:class="title" presentation:placeholder="true">
        <draw:text-box/>
      </draw:frame>
      <draw:frame presentation:style-name="Mpr12" draw:text-style-name="MP5" draw:layer="backgroundobjects" svg:width="27.9cm" svg:height="17.8cm" svg:x="0.1cm" svg:y="3cm" presentation:class="outline">
        <draw:text-box>
          <text:list text:style-name="ML5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4" draw:layer="backgroundobjects" svg:width="1.6cm" svg:height="0.6cm" svg:x="26.2cm" svg:y="20.2cm" presentation:class="page-number">
        <draw:text-box>
          <text:p text:style-name="MP3"><text:span text:style-name="MT4"><text:page-number>&lt;número&gt;</text:page-number></text:span><text:span text:style-name="MT4">/</text:span><text:span text:style-name="MT4"><text:page-count>33</text:page-count></text:span></text:p>
        </draw:text-box>
      </draw:frame>
      <draw:line draw:style-name="Mgr5" draw:text-style-name="MP9" draw:layer="backgroundobjects" svg:x1="0cm" svg:y1="2.73cm" svg:x2="28cm" svg:y2="2.73cm">
        <text:p/>
      </draw:line>
      <presentation:notes style:page-layout-name="PM0">
        <draw:page-thumbnail presentation:style-name="pg_5f_resumo-title" draw:layer="backgroundobjects" svg:width="14.848cm" svg:height="11.136cm" svg:x="3.075cm" svg:y="2.257cm" presentation:class="page"/>
        <draw:frame presentation:style-name="pg_5f_resum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g_5f_simples_5f_" style:display-name="pg_simples_" style:page-layout-name="PM1" draw:style-name="Mdp2">
      <draw:frame presentation:style-name="pg_5f_simples_5f_-title" draw:layer="backgroundobjects" svg:width="17.7cm" svg:height="2.627cm" svg:x="10.2cm" svg:y="-0.037cm" presentation:class="title" presentation:placeholder="true">
        <draw:text-box/>
      </draw:frame>
      <draw:frame presentation:style-name="pg_5f_simples_5f_-outline1" draw:layer="backgroundobjects" svg:width="27.9cm" svg:height="17.8cm" svg:x="0.1cm" svg:y="3cm" presentation:class="outline" presentation:placeholder="true">
        <draw:text-box/>
      </draw:frame>
      <draw:frame presentation:style-name="Mpr16" draw:text-style-name="MP4" draw:layer="backgroundobjects" svg:width="1.6cm" svg:height="0.6cm" svg:x="26.2cm" svg:y="20.2cm" presentation:class="page-number">
        <draw:text-box>
          <text:p text:style-name="MP3"><text:span text:style-name="MT4"><text:page-number>&lt;número&gt;</text:page-number></text:span><text:span text:style-name="MT4">/</text:span><text:span text:style-name="MT4"><text:page-count>33</text:page-count></text:span></text:p>
        </draw:text-box>
      </draw:frame>
      <draw:line draw:style-name="Mgr5" draw:text-style-name="MP9" draw:layer="backgroundobjects" svg:x1="0cm" svg:y1="2.73cm" svg:x2="28cm" svg:y2="2.73cm">
        <text:p/>
      </draw:line>
      <presentation:notes style:page-layout-name="PM0">
        <draw:page-thumbnail presentation:style-name="pg_5f_simples_5f_-title" draw:layer="backgroundobjects" svg:width="14.848cm" svg:height="11.136cm" svg:x="3.075cm" svg:y="2.257cm" presentation:class="page"/>
        <draw:frame presentation:style-name="pg_5f_simples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7T14:57:43.814465929</meta:creation-date>
    <meta:editing-duration>P0D</meta:editing-duration>
    <meta:editing-cycles>1</meta:editing-cycles>
    <meta:generator>LibreOffice/7.0.4.2$Linux_X86_64 LibreOffice_project/00$Build-2</meta:generator>
    <meta:document-statistic meta:object-count="191"/>
  </office:meta>
</office:document-meta>
</file>